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de0f" officeooo:paragraph-rsid="000bde0f"/>
    </style:style>
    <style:style style:name="P2" style:family="paragraph" style:parent-style-name="Standard">
      <style:text-properties officeooo:rsid="000c0378" officeooo:paragraph-rsid="000c0378"/>
    </style:style>
    <style:style style:name="P3" style:family="paragraph" style:parent-style-name="Standard">
      <style:text-properties fo:font-size="20pt" officeooo:rsid="000bde0f" officeooo:paragraph-rsid="000bde0f" style:font-size-asian="20pt" style:font-size-complex="20pt"/>
    </style:style>
    <style:style style:name="P4" style:family="paragraph" style:parent-style-name="Standard">
      <style:text-properties fo:font-size="20pt" style:text-underline-style="solid" style:text-underline-width="auto" style:text-underline-color="font-color" officeooo:rsid="000bde0f" officeooo:paragraph-rsid="000bde0f" style:font-size-asian="20pt" style:font-size-complex="20pt"/>
    </style:style>
    <style:style style:name="P5" style:family="paragraph" style:parent-style-name="Standard">
      <style:text-properties style:text-underline-style="solid" style:text-underline-width="auto" style:text-underline-color="font-color" officeooo:rsid="000bde0f" officeooo:paragraph-rsid="000bde0f"/>
    </style:style>
    <style:style style:name="P6" style:family="paragraph" style:parent-style-name="Standard">
      <style:text-properties style:text-underline-style="solid" style:text-underline-width="auto" style:text-underline-color="font-color" officeooo:rsid="000c0378" officeooo:paragraph-rsid="000c0378"/>
    </style:style>
    <style:style style:name="P7" style:family="paragraph" style:parent-style-name="Standard">
      <style:text-properties fo:font-size="12pt" style:text-underline-style="solid" style:text-underline-width="auto" style:text-underline-color="font-color" officeooo:rsid="000d90cc" officeooo:paragraph-rsid="000d90cc" style:font-size-asian="10.5pt" style:font-size-complex="12pt"/>
    </style:style>
    <style:style style:name="T1" style:family="text">
      <style:text-properties officeooo:rsid="000d90cc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0fcf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ctive spell Report </text:p>
      <text:p text:style-name="P3"/>
      <text:p text:style-name="P7">Date:<text:span text:style-name="T2"> </text:span><text:span text:style-name="T3">03/14/2025</text:span></text:p>
      <text:p text:style-name="P1"/>
      <text:p text:style-name="P5"><text:span text:style-name="T1">S</text:span>pell <text:span text:style-name="T1">P</text:span>urpose Goal:<text:span text:style-name="T2"> </text:span><text:span text:style-name="T3">To become apart of both the stargate show thats fictional and the real stargate project the gov is part of </text:span></text:p>
      <text:p text:style-name="P1"/>
      <text:p text:style-name="P6"><text:span text:style-name="T1">S</text:span>pell <text:span text:style-name="T1">T</text:span>arget person/people or group:<text:span text:style-name="T2"> </text:span><text:span text:style-name="T3">James Widing </text:span></text:p>
      <text:p text:style-name="P2"/>
      <text:p text:style-name="P6">Spell duration time of effect for Completion/<text:span text:style-name="T1">Conditions</text:span>:<text:span text:style-name="T2"> </text:span><text:span text:style-name="T3">Immediately</text:span></text:p>
      <text:p text:style-name="P2"/>
      <text:p text:style-name="P6">Spell Summary:<text:span text:style-name="T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08:22:16.199075391</meta:creation-date>
    <dc:date>2025-03-14T02:26:38.188137107</dc:date>
    <meta:editing-duration>PT11M2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6" meta:word-count="45" meta:character-count="296" meta:non-whitespace-character-count="253"/>
  </office:meta>
</office:document-meta>
</file>